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2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6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ubstring Search</text:p>
      <text:p text:style-name="P4">time limit per test</text:p>
      <text:p text:style-name="P5">2 seconds</text:p>
      <text:p text:style-name="P4">memory limit per test</text:p>
      <text:p text:style-name="P5">512 megabytes</text:p>
      <text:p text:style-name="P4">input</text:p>
      <text:p text:style-name="P5">standard input</text:p>
      <text:p text:style-name="P4">output</text:p>
      <text:p text:style-name="P6">standard output</text:p>
      <text:p text:style-name="P8">Implement the algorithm that was discussed in the lecture.</text:p>
      <text:p text:style-name="P7">Given a string <text:bookmark text:name="MathJax-Element-1-Frame"/><text:bookmark text:name="MathJax-Span-1"/><text:bookmark text:name="MathJax-Span-2"/><text:bookmark text:name="MathJax-Span-3"/><text:span text:style-name="T1">t</text:span><text:span text:style-name="T3">�</text:span> and <text:bookmark text:name="MathJax-Element-2-Frame"/><text:bookmark text:name="MathJax-Span-4"/><text:bookmark text:name="MathJax-Span-5"/><text:bookmark text:name="MathJax-Span-6"/><text:span text:style-name="T1">n</text:span><text:span text:style-name="T3">�</text:span> queries, each query is a string <text:bookmark text:name="MathJax-Element-3-Frame"/><text:bookmark text:name="MathJax-Span-7"/><text:bookmark text:name="MathJax-Span-8"/><text:bookmark text:name="MathJax-Span-9"/><text:bookmark text:name="MathJax-Span-10"/><text:span text:style-name="T1">s</text:span><text:bookmark text:name="MathJax-Span-11"/><text:span text:style-name="T2">i</text:span><text:span text:style-name="T3">��</text:span>. For each request you need to determine whether the string <text:bookmark text:name="MathJax-Element-4-Frame"/><text:bookmark text:name="MathJax-Span-12"/><text:bookmark text:name="MathJax-Span-13"/><text:bookmark text:name="MathJax-Span-14"/><text:bookmark text:name="MathJax-Span-15"/><text:span text:style-name="T1">s</text:span><text:bookmark text:name="MathJax-Span-16"/><text:span text:style-name="T2">i</text:span><text:span text:style-name="T3">��</text:span> occurs as a substring in <text:bookmark text:name="MathJax-Element-5-Frame"/><text:bookmark text:name="MathJax-Span-17"/><text:bookmark text:name="MathJax-Span-18"/><text:bookmark text:name="MathJax-Span-19"/><text:span text:style-name="T1">t</text:span><text:span text:style-name="T3">�</text:span>.</text:p>
      <text:p text:style-name="P10">Input</text:p>
      <text:p text:style-name="P7">The first line of input contains the string <text:bookmark text:name="MathJax-Element-6-Frame"/><text:bookmark text:name="MathJax-Span-20"/><text:bookmark text:name="MathJax-Span-21"/><text:bookmark text:name="MathJax-Span-22"/><text:span text:style-name="T1">t</text:span><text:span text:style-name="T3">�</text:span> (<text:bookmark text:name="MathJax-Element-7-Frame"/><text:bookmark text:name="MathJax-Span-23"/><text:bookmark text:name="MathJax-Span-24"/><text:bookmark text:name="MathJax-Span-25"/><text:span text:style-name="T4">1</text:span><text:bookmark text:name="MathJax-Span-26"/><text:span text:style-name="T5">≤</text:span><text:bookmark text:name="MathJax-Span-27"/><text:bookmark text:name="MathJax-Span-28"/><text:bookmark text:name="MathJax-Span-29"/><text:span text:style-name="T4">|</text:span><text:bookmark text:name="MathJax-Span-30"/><text:span text:style-name="T1">t</text:span><text:bookmark text:name="MathJax-Span-31"/><text:bookmark text:name="MathJax-Span-32"/><text:bookmark text:name="MathJax-Span-33"/><text:span text:style-name="T4">|</text:span><text:bookmark text:name="MathJax-Span-34"/><text:span text:style-name="T5">≤</text:span><text:bookmark text:name="MathJax-Span-35"/><text:span text:style-name="T4">300</text:span><text:bookmark text:name="MathJax-Span-36"/><text:span text:style-name="T4">,</text:span><text:bookmark text:name="MathJax-Span-37"/><text:span text:style-name="T4">000</text:span><text:span text:style-name="T3">1≤|�|≤300,000</text:span>).</text:p>
      <text:p text:style-name="P7">The second line contains an integer <text:bookmark text:name="MathJax-Element-8-Frame"/><text:bookmark text:name="MathJax-Span-38"/><text:bookmark text:name="MathJax-Span-39"/><text:bookmark text:name="MathJax-Span-40"/><text:span text:style-name="T1">n</text:span><text:span text:style-name="T3">�</text:span>, the number of queries (<text:bookmark text:name="MathJax-Element-9-Frame"/><text:bookmark text:name="MathJax-Span-41"/><text:bookmark text:name="MathJax-Span-42"/><text:bookmark text:name="MathJax-Span-43"/><text:span text:style-name="T4">1</text:span><text:bookmark text:name="MathJax-Span-44"/><text:span text:style-name="T5">≤</text:span><text:bookmark text:name="MathJax-Span-45"/><text:span text:style-name="T1">n</text:span><text:bookmark text:name="MathJax-Span-46"/><text:span text:style-name="T5">≤</text:span><text:bookmark text:name="MathJax-Span-47"/><text:span text:style-name="T4">300</text:span><text:bookmark text:name="MathJax-Span-48"/><text:span text:style-name="T4">,</text:span><text:bookmark text:name="MathJax-Span-49"/><text:span text:style-name="T4">000</text:span><text:span text:style-name="T3">1≤�≤300,000</text:span>). The following <text:bookmark text:name="MathJax-Element-10-Frame"/><text:bookmark text:name="MathJax-Span-50"/><text:bookmark text:name="MathJax-Span-51"/><text:bookmark text:name="MathJax-Span-52"/><text:span text:style-name="T1">n</text:span><text:span text:style-name="T3">�</text:span> lines contain one non-empty line <text:bookmark text:name="MathJax-Element-11-Frame"/><text:bookmark text:name="MathJax-Span-53"/><text:bookmark text:name="MathJax-Span-54"/><text:bookmark text:name="MathJax-Span-55"/><text:bookmark text:name="MathJax-Span-56"/><text:span text:style-name="T1">s</text:span><text:bookmark text:name="MathJax-Span-57"/><text:span text:style-name="T2">i</text:span><text:span text:style-name="T3">��</text:span> each. The sum of the lengths of all strings <text:bookmark text:name="MathJax-Element-12-Frame"/><text:bookmark text:name="MathJax-Span-58"/><text:bookmark text:name="MathJax-Span-59"/><text:bookmark text:name="MathJax-Span-60"/><text:bookmark text:name="MathJax-Span-61"/><text:span text:style-name="T1">s</text:span><text:bookmark text:name="MathJax-Span-62"/><text:span text:style-name="T2">i</text:span><text:span text:style-name="T3">��</text:span> does not exceed <text:bookmark text:name="MathJax-Element-13-Frame"/><text:bookmark text:name="MathJax-Span-63"/><text:bookmark text:name="MathJax-Span-64"/><text:bookmark text:name="MathJax-Span-65"/><text:span text:style-name="T4">300</text:span><text:bookmark text:name="MathJax-Span-66"/><text:span text:style-name="T4">,</text:span><text:bookmark text:name="MathJax-Span-67"/><text:span text:style-name="T4">000</text:span><text:span text:style-name="T3">300,000</text:span>.</text:p>
      <text:p text:style-name="P8">All strings consist of lowercase English letters.</text:p>
      <text:p text:style-name="P10">Output</text:p>
      <text:p text:style-name="P7">For each request print "<text:span text:style-name="T6">Yes</text:span>" if the string <text:bookmark text:name="MathJax-Element-14-Frame"/><text:bookmark text:name="MathJax-Span-68"/><text:bookmark text:name="MathJax-Span-69"/><text:bookmark text:name="MathJax-Span-70"/><text:bookmark text:name="MathJax-Span-71"/><text:span text:style-name="T1">s</text:span><text:bookmark text:name="MathJax-Span-72"/><text:span text:style-name="T2">i</text:span><text:span text:style-name="T3">��</text:span> occurs in <text:bookmark text:name="MathJax-Element-15-Frame"/><text:bookmark text:name="MathJax-Span-73"/><text:bookmark text:name="MathJax-Span-74"/><text:bookmark text:name="MathJax-Span-75"/><text:span text:style-name="T1">t</text:span><text:span text:style-name="T3">�</text:span>, and "<text:span text:style-name="T6">No</text:span>" otherwise.</text:p>
      <text:p text:style-name="P9">Examples</text:p>
      <text:p text:style-name="P11">input</text:p>
      <text:section text:style-name="Sect1" text:name="id0011817435567562229">
        <text:p text:style-name="P12">Copy</text:p>
      </text:section>
      <text:p text:style-name="P1"><text:bookmark text:name="id006015184271212288"/>ababba</text:p>
      <text:p text:style-name="P2">3</text:p>
      <text:p text:style-name="P2">ba</text:p>
      <text:p text:style-name="P2">baba</text:p>
      <text:p text:style-name="P2">abba</text:p>
      <text:p text:style-name="P11">output</text:p>
      <text:section text:style-name="Sect1" text:name="id005452689148711747">
        <text:p text:style-name="P12">Copy</text:p>
      </text:section>
      <text:p text:style-name="P1"><text:bookmark text:name="id007329800408795641"/>Yes</text:p>
      <text:p text:style-name="P2">No</text:p>
      <text:p text:style-name="P2">Yes</text:p>
      <text:p text:style-name="P11">input</text:p>
      <text:section text:style-name="Sect1" text:name="id0048475875612417174">
        <text:p text:style-name="P12">Copy</text:p>
      </text:section>
      <text:p text:style-name="P1"><text:bookmark text:name="id008498507634465382"/>codeforces</text:p>
      <text:p text:style-name="P2">3</text:p>
      <text:p text:style-name="P2">code</text:p>
      <text:p text:style-name="P2">forces</text:p>
      <text:p text:style-name="P2">math</text:p>
      <text:p text:style-name="P11">output</text:p>
      <text:section text:style-name="Sect1" text:name="id0027747769731563254">
        <text:p text:style-name="P12">Copy</text:p>
      </text:section>
      <text:p text:style-name="P1"><text:bookmark text:name="id006044018562764757"/>Yes</text:p>
      <text:p text:style-name="P2">Yes</text:p>
      <text:p text:style-name="P2">No</text:p>
      <text:p text:style-name="P11">input</text:p>
      <text:section text:style-name="Sect1" text:name="id00040782357495584565">
        <text:p text:style-name="P12">Copy</text:p>
      </text:section>
      <text:p text:style-name="P1"><text:bookmark text:name="id0047120948372243787"/>a</text:p>
      <text:p text:style-name="P2">2</text:p>
      <text:p text:style-name="P2">a</text:p>
      <text:p text:style-name="P2">a</text:p>
      <text:p text:style-name="P11">output</text:p>
      <text:section text:style-name="Sect1" text:name="id001493893774154842">
        <text:p text:style-name="P12">Copy</text:p>
      </text:section>
      <text:p text:style-name="P1"><text:bookmark text:name="id007554010989558091"/>Yes</text:p>
      <text:p text:style-name="P2">Yes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2T08:39:01.964000000</dc:date>
    <meta:editing-duration>PT3M14S</meta:editing-duration>
    <meta:editing-cycles>1</meta:editing-cycles>
    <meta:document-statistic meta:table-count="0" meta:image-count="0" meta:object-count="0" meta:page-count="2" meta:paragraph-count="52" meta:word-count="163" meta:character-count="903" meta:non-whitespace-character-count="792"/>
    <meta:generator>LibreOffice/7.2.2.2$Windows_X86_64 LibreOffice_project/02b2acce88a210515b4a5bb2e46cbfb63fe97d56</meta:generator>
  </office:meta>
</office:document-meta>
</file>